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e2554" officeooo:paragraph-rsid="0018ede9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fo:font-size="12pt" fo:font-weight="bold" officeooo:rsid="0018ede9" officeooo:paragraph-rsid="0018ede9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2pt" fo:font-weight="normal" officeooo:rsid="0018ede9" officeooo:paragraph-rsid="0018ed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officeooo:rsid="00017ca5" officeooo:paragraph-rsid="0018ede9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17ca5" officeooo:paragraph-rsid="00017ca5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17ca5" officeooo:paragraph-rsid="002f1ee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072360" officeooo:paragraph-rsid="00079dba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paragraph-rsid="00060c72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18ede9" officeooo:paragraph-rsid="0018ede9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18ede9" officeooo:paragraph-rsid="0020b7f8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c1b24" officeooo:paragraph-rsid="002b7ef7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normal" officeooo:rsid="00017ca5" officeooo:paragraph-rsid="0020b7f8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normal" officeooo:rsid="00017ca5" officeooo:paragraph-rsid="0020fadb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51cb69" officeooo:paragraph-rsid="0051cb69"/>
    </style:style>
    <style:style style:name="P15" style:family="paragraph" style:parent-style-name="Standard">
      <style:paragraph-properties fo:line-height="150%"/>
      <style:text-properties style:font-name="Arial" officeooo:rsid="000b4bf2" officeooo:paragraph-rsid="000b4bf2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8ede9" officeooo:paragraph-rsid="005bc975"/>
    </style:style>
    <style:style style:name="P17" style:family="paragraph" style:parent-style-name="Standard">
      <style:paragraph-properties fo:line-height="150%"/>
      <style:text-properties style:font-name="Arial" officeooo:rsid="005bc975" officeooo:paragraph-rsid="005bc975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0aa6df" officeooo:paragraph-rsid="0032da6a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5f1abd" officeooo:paragraph-rsid="005f1ab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017ca5" officeooo:paragraph-rsid="002f1ee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paragraph-rsid="00060c72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072360" officeooo:paragraph-rsid="00079dba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43f0f1"/>
    </style:style>
    <style:style style:name="T1" style:family="text">
      <style:text-properties officeooo:rsid="00017ca5"/>
    </style:style>
    <style:style style:name="T2" style:family="text">
      <style:text-properties fo:font-weight="bold" officeooo:rsid="00017ca5" style:font-weight-asian="bold" style:font-weight-complex="bold"/>
    </style:style>
    <style:style style:name="T3" style:family="text">
      <style:text-properties fo:font-weight="bold" officeooo:rsid="002e255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2ea0" style:font-weight-asian="normal" style:font-weight-complex="normal"/>
    </style:style>
    <style:style style:name="T6" style:family="text">
      <style:text-properties fo:font-weight="normal" officeooo:rsid="0003595e" style:font-weight-asian="normal" style:font-weight-complex="normal"/>
    </style:style>
    <style:style style:name="T7" style:family="text">
      <style:text-properties fo:font-weight="normal" officeooo:rsid="0004ecdd" style:font-weight-asian="normal" style:font-weight-complex="normal"/>
    </style:style>
    <style:style style:name="T8" style:family="text">
      <style:text-properties fo:font-weight="normal" officeooo:rsid="00060c72" style:font-weight-asian="normal" style:font-weight-complex="normal"/>
    </style:style>
    <style:style style:name="T9" style:family="text">
      <style:text-properties fo:font-weight="normal" officeooo:rsid="000d7e77" style:font-weight-asian="normal" style:font-weight-complex="normal"/>
    </style:style>
    <style:style style:name="T10" style:family="text">
      <style:text-properties fo:font-weight="normal" officeooo:rsid="000ee34c" style:font-weight-asian="normal" style:font-weight-complex="normal"/>
    </style:style>
    <style:style style:name="T11" style:family="text">
      <style:text-properties fo:font-weight="normal" officeooo:rsid="000f11d3" style:font-weight-asian="normal" style:font-weight-complex="normal"/>
    </style:style>
    <style:style style:name="T12" style:family="text">
      <style:text-properties fo:font-weight="normal" officeooo:rsid="001524ce" style:font-weight-asian="normal" style:font-weight-complex="normal"/>
    </style:style>
    <style:style style:name="T13" style:family="text">
      <style:text-properties fo:font-weight="normal" officeooo:rsid="00017ca5" style:font-weight-asian="normal" style:font-weight-complex="normal"/>
    </style:style>
    <style:style style:name="T14" style:family="text">
      <style:text-properties fo:font-weight="normal" officeooo:rsid="0020b7f8" style:font-weight-asian="normal" style:font-weight-complex="normal"/>
    </style:style>
    <style:style style:name="T15" style:family="text">
      <style:text-properties fo:font-weight="normal" officeooo:rsid="0020fadb" style:font-weight-asian="normal" style:font-weight-complex="normal"/>
    </style:style>
    <style:style style:name="T16" style:family="text">
      <style:text-properties fo:font-weight="normal" officeooo:rsid="00219307" style:font-weight-asian="normal" style:font-weight-complex="normal"/>
    </style:style>
    <style:style style:name="T17" style:family="text">
      <style:text-properties fo:font-weight="normal" officeooo:rsid="00593324" style:font-weight-asian="normal" style:font-weight-complex="normal"/>
    </style:style>
    <style:style style:name="T18" style:family="text">
      <style:text-properties fo:font-weight="normal" officeooo:rsid="002e2554" style:font-weight-asian="normal" style:font-weight-complex="normal"/>
    </style:style>
    <style:style style:name="T19" style:family="text">
      <style:text-properties fo:font-weight="normal" officeooo:rsid="00297427" style:font-weight-asian="normal" style:font-weight-complex="normal"/>
    </style:style>
    <style:style style:name="T20" style:family="text">
      <style:text-properties fo:font-weight="normal" officeooo:rsid="0029db89" style:font-weight-asian="normal" style:font-weight-complex="normal"/>
    </style:style>
    <style:style style:name="T21" style:family="text">
      <style:text-properties fo:font-weight="normal" officeooo:rsid="002f1eed" style:font-weight-asian="normal" style:font-weight-complex="normal"/>
    </style:style>
    <style:style style:name="T22" style:family="text">
      <style:text-properties fo:font-weight="normal" officeooo:rsid="003bd0b9" style:font-weight-asian="normal" style:font-weight-complex="normal"/>
    </style:style>
    <style:style style:name="T23" style:family="text">
      <style:text-properties fo:font-weight="normal" officeooo:rsid="003ee874" style:font-weight-asian="normal" style:font-weight-complex="normal"/>
    </style:style>
    <style:style style:name="T24" style:family="text">
      <style:text-properties fo:font-weight="normal" officeooo:rsid="003f0577" style:font-weight-asian="normal" style:font-weight-complex="normal"/>
    </style:style>
    <style:style style:name="T25" style:family="text">
      <style:text-properties fo:font-weight="normal" officeooo:rsid="003f4ff2" style:font-weight-asian="normal" style:font-weight-complex="normal"/>
    </style:style>
    <style:style style:name="T26" style:family="text">
      <style:text-properties fo:font-weight="normal" officeooo:rsid="004ace17" style:font-weight-asian="normal" style:font-weight-complex="normal"/>
    </style:style>
    <style:style style:name="T27" style:family="text">
      <style:text-properties fo:font-weight="normal" officeooo:rsid="0055eb9a" style:font-weight-asian="normal" style:font-weight-complex="normal"/>
    </style:style>
    <style:style style:name="T28" style:family="text">
      <style:text-properties fo:font-weight="normal" officeooo:rsid="0056908c" style:font-weight-asian="normal" style:font-weight-complex="normal"/>
    </style:style>
    <style:style style:name="T29" style:family="text">
      <style:text-properties fo:font-weight="normal" officeooo:rsid="0057522c" style:font-weight-asian="normal" style:font-weight-complex="normal"/>
    </style:style>
    <style:style style:name="T30" style:family="text">
      <style:text-properties officeooo:rsid="00060c72"/>
    </style:style>
    <style:style style:name="T31" style:family="text">
      <style:text-properties style:font-name="Arial" officeooo:rsid="000c1b24"/>
    </style:style>
    <style:style style:name="T32" style:family="text">
      <style:text-properties officeooo:rsid="00079dba"/>
    </style:style>
    <style:style style:name="T33" style:family="text">
      <style:text-properties officeooo:rsid="00098f6a"/>
    </style:style>
    <style:style style:name="T34" style:family="text">
      <style:text-properties officeooo:rsid="000aa6df"/>
    </style:style>
    <style:style style:name="T35" style:family="text">
      <style:text-properties officeooo:rsid="000b4bf2"/>
    </style:style>
    <style:style style:name="T36" style:family="text">
      <style:text-properties officeooo:rsid="000d7e77"/>
    </style:style>
    <style:style style:name="T37" style:family="text">
      <style:text-properties officeooo:rsid="0010b310"/>
    </style:style>
    <style:style style:name="T38" style:family="text">
      <style:text-properties officeooo:rsid="0011a20b"/>
    </style:style>
    <style:style style:name="T39" style:family="text">
      <style:text-properties officeooo:rsid="00131030"/>
    </style:style>
    <style:style style:name="T40" style:family="text">
      <style:text-properties officeooo:rsid="001524ce"/>
    </style:style>
    <style:style style:name="T41" style:family="text">
      <style:text-properties officeooo:rsid="001b8bb0"/>
    </style:style>
    <style:style style:name="T42" style:family="text">
      <style:text-properties officeooo:rsid="0020b7f8"/>
    </style:style>
    <style:style style:name="T43" style:family="text">
      <style:text-properties officeooo:rsid="00219307"/>
    </style:style>
    <style:style style:name="T44" style:family="text">
      <style:text-properties officeooo:rsid="0021b5d2"/>
    </style:style>
    <style:style style:name="T45" style:family="text">
      <style:text-properties officeooo:rsid="00251ea8"/>
    </style:style>
    <style:style style:name="T46" style:family="text">
      <style:text-properties officeooo:rsid="00264dc4"/>
    </style:style>
    <style:style style:name="T47" style:family="text">
      <style:text-properties officeooo:rsid="002812dd"/>
    </style:style>
    <style:style style:name="T48" style:family="text">
      <style:text-properties officeooo:rsid="001a3ff2"/>
    </style:style>
    <style:style style:name="T49" style:family="text">
      <style:text-properties officeooo:rsid="0029db89"/>
    </style:style>
    <style:style style:name="T50" style:family="text">
      <style:text-properties officeooo:rsid="002d3cc7"/>
    </style:style>
    <style:style style:name="T51" style:family="text">
      <style:text-properties officeooo:rsid="002fa103"/>
    </style:style>
    <style:style style:name="T52" style:family="text">
      <style:text-properties officeooo:rsid="002fc907"/>
    </style:style>
    <style:style style:name="T53" style:family="text">
      <style:text-properties officeooo:rsid="00312b3d"/>
    </style:style>
    <style:style style:name="T54" style:family="text">
      <style:text-properties officeooo:rsid="0032da6a"/>
    </style:style>
    <style:style style:name="T55" style:family="text">
      <style:text-properties officeooo:rsid="00357e7d"/>
    </style:style>
    <style:style style:name="T56" style:family="text">
      <style:text-properties officeooo:rsid="00395981"/>
    </style:style>
    <style:style style:name="T57" style:family="text">
      <style:text-properties officeooo:rsid="003aaebb"/>
    </style:style>
    <style:style style:name="T58" style:family="text">
      <style:text-properties officeooo:rsid="003bd0b9"/>
    </style:style>
    <style:style style:name="T59" style:family="text">
      <style:text-properties officeooo:rsid="00406c45"/>
    </style:style>
    <style:style style:name="T60" style:family="text">
      <style:text-properties officeooo:rsid="00407257"/>
    </style:style>
    <style:style style:name="T61" style:family="text">
      <style:text-properties officeooo:rsid="00420c2a"/>
    </style:style>
    <style:style style:name="T62" style:family="text">
      <style:text-properties officeooo:rsid="0046d7ef"/>
    </style:style>
    <style:style style:name="T63" style:family="text">
      <style:text-properties officeooo:rsid="004bfbf5"/>
    </style:style>
    <style:style style:name="T64" style:family="text">
      <style:text-properties officeooo:rsid="004d9e4d"/>
    </style:style>
    <style:style style:name="T65" style:family="text">
      <style:text-properties officeooo:rsid="004ec45f"/>
    </style:style>
    <style:style style:name="T66" style:family="text">
      <style:text-properties officeooo:rsid="005125ca"/>
    </style:style>
    <style:style style:name="T67" style:family="text">
      <style:text-properties officeooo:rsid="0051cb69"/>
    </style:style>
    <style:style style:name="T68" style:family="text">
      <style:text-properties officeooo:rsid="00521d5c"/>
    </style:style>
    <style:style style:name="T69" style:family="text">
      <style:text-properties officeooo:rsid="0052ab94"/>
    </style:style>
    <style:style style:name="T70" style:family="text">
      <style:text-properties style:text-underline-style="none" officeooo:rsid="0052ab94"/>
    </style:style>
    <style:style style:name="T71" style:family="text">
      <style:text-properties style:text-underline-style="none" fo:font-weight="normal" officeooo:rsid="0052ab94" style:font-weight-asian="normal" style:font-weight-complex="normal"/>
    </style:style>
    <style:style style:name="T72" style:family="text">
      <style:text-properties fo:color="#c9211e" loext:opacity="100%" style:font-name="Arial" officeooo:rsid="000c1b24"/>
    </style:style>
    <style:style style:name="T73" style:family="text">
      <style:text-properties fo:color="#c9211e" loext:opacity="100%" style:font-name="Arial" officeooo:rsid="002ee43d"/>
    </style:style>
    <style:style style:name="T74" style:family="text">
      <style:text-properties fo:color="#c9211e" loext:opacity="100%" style:font-name="Arial" officeooo:rsid="00434623"/>
    </style:style>
    <style:style style:name="T75" style:family="text">
      <style:text-properties fo:color="#c9211e" loext:opacity="100%" style:font-name="Arial" officeooo:rsid="00139567"/>
    </style:style>
    <style:style style:name="T76" style:family="text">
      <style:text-properties fo:color="#c9211e" loext:opacity="100%" style:font-name="Arial" officeooo:rsid="0043f0f1"/>
    </style:style>
    <style:style style:name="T77" style:family="text">
      <style:text-properties fo:color="#c9211e" loext:opacity="100%" style:font-name="Arial" officeooo:rsid="00451520"/>
    </style:style>
    <style:style style:name="T78" style:family="text">
      <style:text-properties fo:color="#c9211e" loext:opacity="100%" style:font-name="Arial" fo:font-weight="bold" officeooo:rsid="00139567" style:font-weight-asian="bold" style:font-weight-complex="bold"/>
    </style:style>
    <style:style style:name="T79" style:family="text">
      <style:text-properties fo:color="#c9211e" loext:opacity="100%" style:font-name="Arial" officeooo:rsid="00251ea8"/>
    </style:style>
    <style:style style:name="T80" style:family="text">
      <style:text-properties fo:color="#c9211e" loext:opacity="100%" style:font-name="Arial" officeooo:rsid="002b7ef7"/>
    </style:style>
    <style:style style:name="T81" style:family="text">
      <style:text-properties fo:color="#c9211e" loext:opacity="100%" style:font-name="Arial" officeooo:rsid="00479896"/>
    </style:style>
    <style:style style:name="T82" style:family="text">
      <style:text-properties officeooo:rsid="00542eeb"/>
    </style:style>
    <style:style style:name="T83" style:family="text">
      <style:text-properties officeooo:rsid="00592ed6"/>
    </style:style>
    <style:style style:name="T84" style:family="text">
      <style:text-properties officeooo:rsid="005f8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ATURA DE POLICÍA DE MONTEVIDEO</text:p>
      <text:p text:style-name="P1">JEFATURA DE ZONA OPERACIONAL V</text:p>
      <text:p text:style-name="P1"/>
      <text:p text:style-name="P3">Montevideo, xx de Diciembre de 2021</text:p>
      <text:p text:style-name="P2"/>
      <text:p text:style-name="P4">Señor Jefe de JZO V Comisario General Marcelo SUÁREZ</text:p>
      <text:p text:style-name="P4"/>
      <text:p text:style-name="P9"><text:span text:style-name="T17"><text:tab/>Q</text:span><text:span text:style-name="T18">uien suscribe</text:span><text:span text:style-name="T3"> </text:span><text:span text:style-name="T48">Comisario (PT) (C/P) A/S Gustavo Rodríguez Russi, </text:span>titular de la Cédula de Identidad Nº 3.370.777-0, fecha de ingreso 13/12/1999 perteneciente a Dirección de Secretaria del Ministerio del Interior y actualmente en Comisión de Servicio en la Jefatura de Policía de Montevideo, ante usted <text:span text:style-name="T58">me </text:span><text:s/>present<text:span text:style-name="T58">o</text:span> y solicit<text:span text:style-name="T58">o</text:span>:</text:p>
      <text:p text:style-name="P9"/>
      <text:p text:style-name="P10"><text:tab/>En vir<text:span text:style-name="T41">tud que d</text:span><text:span text:style-name="T1">esde fines de 2018 me encuentro en comisión en esta Jefatura de Policía </text:span><text:span text:style-name="T42">y d</text:span><text:span text:style-name="T1">urante 2 años y 3 meses me desempeñe como subdirector del Área </text:span><text:span text:style-name="T36">TIC</text:span><text:span text:style-name="T1"> de la misma </text:span><text:span text:style-name="T55">hasta</text:span><text:span text:style-name="T1"> diciembre de 2020, </text:span><text:span text:style-name="T47">por así haberlo dispuesto</text:span><text:span text:style-name="T1"> el director de la época de </text:span><text:span text:style-name="T58">dicha</text:span><text:span text:style-name="T1"> dependencia, deje de ejercer el cargo y fui destinado a </text:span><text:span text:style-name="T42">esta</text:span><text:span text:style-name="T1"> Jefatura de Zona Operacional </text:span><text:span text:style-name="T42">al</text:span><text:span text:style-name="T1"> Área administrativa como consta en Boletín de Ordenes Diaria Nº </text:span><text:span text:style-name="T2">XXXXX</text:span><text:span text:style-name="T13">.</text:span></text:p>
      <text:p text:style-name="P12"/>
      <text:p text:style-name="P5"><text:span text:style-name="T4"><text:tab/>Previo </text:span><text:span text:style-name="T14">a</text:span><text:span text:style-name="T9"> </text:span><text:span text:style-name="T14">ser </text:span><text:span text:style-name="T4">destin</text:span><text:span text:style-name="T14">ado</text:span><text:span text:style-name="T4">, le solicit</text:span><text:span text:style-name="T27">é</text:span><text:span text:style-name="T4"> una entrevista al Señor Subjefe de Policía Crio. Gral. Atilio Rodríguez, quien </text:span><text:span text:style-name="T22">m</text:span><text:span text:style-name="T19">e</text:span><text:span text:style-name="T4"> la otorgó y </text:span><text:span text:style-name="T22">m</text:span><text:span text:style-name="T19">e</text:span><text:span text:style-name="T9"> </text:span><text:span text:style-name="T5">brindó</text:span><text:span text:style-name="T4"> la oportunidad de expresarle </text:span><text:span text:style-name="T22">mi</text:span><text:span text:style-name="T5"> interés en permanecer prestando servicios en esta jefatura, si la superioridad no disponía </text:span><text:span text:style-name="T22">lo</text:span><text:span text:style-name="T5"> contrario, a lo cual </text:span><text:span text:style-name="T22">m</text:span><text:span text:style-name="T19">e</text:span><text:span text:style-name="T5"> manifestó que debido al grado y especialización que ostent</text:span><text:span text:style-name="T23">o</text:span><text:span text:style-name="T5"> debía </text:span><text:span text:style-name="T23">ser</text:span><text:span text:style-name="T5"> destinar</text:span><text:span text:style-name="T19">lo</text:span><text:span text:style-name="T5"> a una </text:span><text:span text:style-name="T19">Dependencia</text:span><text:span text:style-name="T5"> acorde a los mismos y en ese momento no lo tenia, pero a su vez no deseaba </text:span><text:span text:style-name="T27">dejar de contar con</text:span><text:span text:style-name="T5"> un recurso humano con </text:span><text:span text:style-name="T27">mis características </text:span><text:span text:style-name="T5">en el área de </text:span><text:span text:style-name="T9">informática</text:span><text:span text:style-name="T5"> </text:span><text:span text:style-name="T14">como la que acredit</text:span><text:span text:style-name="T23">o</text:span><text:span text:style-name="T19"> </text:span><text:span text:style-name="T23">(A</text:span><text:span text:style-name="T19">nalista de sistemas con mas de 15 años de experiencia</text:span><text:span text:style-name="T23">)</text:span><text:span text:style-name="T5">.</text:span></text:p>
      <text:p text:style-name="P13"/>
      <text:p text:style-name="P6"><text:span text:style-name="T4"><text:tab/>Desde enero de 2021 </text:span><text:span text:style-name="T19">se </text:span><text:span text:style-name="T24">m</text:span><text:span text:style-name="T19">e</text:span><text:span text:style-name="T4"> asign</text:span><text:span text:style-name="T19">o</text:span><text:span text:style-name="T4"> un </text:span><text:span text:style-name="T19">recinto, como </text:span><text:span text:style-name="T4">oficina en el primer piso de</text:span><text:span text:style-name="T19">l</text:span><text:span text:style-name="T4"> local que ocupa </text:span><text:span text:style-name="T14">esta</text:span><text:span text:style-name="T4"> JZO, que al principio durante 2 semanas </text:span><text:span text:style-name="T24">contaba con un equipo de</text:span><text:span text:style-name="T4"> aire-acondicionado, </text:span><text:span text:style-name="T24">que </text:span><text:span text:style-name="T6">luego fue retira</text:span><text:span text:style-name="T21">do</text:span><text:span text:style-name="T6"> por </text:span><text:span text:style-name="T21">orden de</text:span><text:span text:style-name="T6"> </text:span><text:span text:style-name="T14">la Señora </text:span><text:span text:style-name="T15">2</text:span><text:span text:style-name="T21">°</text:span><text:span text:style-name="T15">Jef</text:span><text:span text:style-name="T21">e de JZO, </text:span><text:span text:style-name="T15">de ese entonces,</text:span><text:span text:style-name="T21"> </text:span><text:span text:style-name="T6"><text:s/>Crio. Mayor Gilma Viana</text:span><text:span text:style-name="T4"> y una </text:span><text:span text:style-name="T12">PC</text:span><text:span text:style-name="T4"> </text:span><text:soft-page-break/><text:span text:style-name="T24">STEP de </text:span><text:span text:style-name="T4">2010, </text:span><text:span text:style-name="T10">que a posterior también </text:span><text:span text:style-name="T24">m</text:span><text:span text:style-name="T21">e</text:span><text:span text:style-name="T10"> fue retirada por orden de la mencionada Oficial Superior</text:span><text:span text:style-name="T4">. </text:span></text:p>
      <text:p text:style-name="P6"><text:span text:style-name="T4"/></text:p>
      <text:p text:style-name="P6"><text:span text:style-name="T4"><text:tab/>Se </text:span><text:span text:style-name="T25">m</text:span><text:span text:style-name="T4">e </text:span><text:span text:style-name="T25">dio la directiva de brindar</text:span><text:span text:style-name="T4"> apoyo informático, en virtud de </text:span><text:span text:style-name="T25">mi</text:span><text:span text:style-name="T4"> especialización en lo referente a los incidentes que reportaran las unidades subordinadas </text:span><text:span text:style-name="T20">de esta JZO, </text:span><text:span text:style-name="T25">teniendo en cuenta algunos aspectos, le</text:span><text:span text:style-name="T21"> </text:span><text:span text:style-name="T6">manifest</text:span><text:span text:style-name="T25">é</text:span><text:span text:style-name="T6">, </text:span><text:span text:style-name="T15">a la </text:span><text:span text:style-name="T21">señora </text:span><text:span text:style-name="T15">2</text:span><text:span text:style-name="T21">°</text:span><text:span text:style-name="T15">Jef</text:span><text:span text:style-name="T21">e</text:span><text:span text:style-name="T15">, </text:span><text:span text:style-name="T21">q</text:span><text:span text:style-name="T6">ue no tendría </text:span><text:span text:style-name="T28">casi </text:span><text:span text:style-name="T6">tareas debido a que por un tema de </text:span><text:span text:style-name="T7">competencias, no conta</text:span><text:span text:style-name="T11">ba</text:span><text:span text:style-name="T7"> con </text:span><text:span text:style-name="T11">las herramientas</text:span><text:span text:style-name="T7"> suficientes para dar soluciones a los equipos PC, ante esto se </text:span><text:span text:style-name="T25">m</text:span><text:span text:style-name="T7">e </text:span><text:span text:style-name="T26">indico</text:span><text:span text:style-name="T7"> que hiciera lo que pudiera, lo que est</text:span><text:span text:style-name="T20">uviera a su</text:span><text:span text:style-name="T7"> alcance, </text:span><text:span text:style-name="T29">lo que sin dilación di cumplimento.</text:span></text:p>
      <text:p text:style-name="P6"><text:span text:style-name="T29"/></text:p>
      <text:p text:style-name="P8"><text:span text:style-name="T7"><text:tab/>P</text:span><text:span text:style-name="T8">asa</text:span><text:span text:style-name="T20">dos</text:span><text:span text:style-name="T8"> aproximadamente 3 meses, </text:span><text:span text:style-name="T16">usted</text:span> <text:span text:style-name="T59">m</text:span><text:span text:style-name="T51">e</text:span><text:span text:style-name="T30"> propuso </text:span><text:span text:style-name="T83">encargarme</text:span><text:span text:style-name="T30"> de una oficina que se </text:span><text:span text:style-name="T43">crearía</text:span><text:span text:style-name="T30"> para </text:span><text:span text:style-name="T43">realizar </text:span><text:span text:style-name="T30">trabajo</text:span><text:span text:style-name="T43">s</text:span><text:span text:style-name="T30"> con drones y </text:span><text:span text:style-name="T43">recolección</text:span><text:span text:style-name="T30"> de datos georeferenciados, </text:span><text:span text:style-name="T43">a los efectos de</text:span><text:span text:style-name="T30"> brindar apoyo a las unidades que </text:span><text:span text:style-name="T43">así</text:span><text:span text:style-name="T30"> lo requirieran, </text:span><text:span text:style-name="T63">según entendí en su momento. </text:span><text:span text:style-name="T30"><text:s/>D</text:span><text:span text:style-name="T33">í</text:span><text:span text:style-name="T30">as después </text:span><text:span text:style-name="T44">l</text:span><text:span text:style-name="T59">e</text:span><text:span text:style-name="T44"> </text:span><text:span text:style-name="T30">consult</text:span><text:span text:style-name="T59">é</text:span><text:span text:style-name="T30"> referente a la propuesta y </text:span><text:span text:style-name="T59">me</text:span><text:span text:style-name="T30"> respondió que el </text:span><text:span text:style-name="T38">C</text:span><text:span text:style-name="T30">omando </text:span><text:span text:style-name="T38">J</text:span><text:span text:style-name="T30">efaturial le hab</text:span><text:span text:style-name="T59">r</text:span><text:span text:style-name="T30">ía </text:span><text:span text:style-name="T38">expresado </text:span><text:span text:style-name="T63">que</text:span><text:span text:style-name="T30"> no </text:span><text:span text:style-name="T59">me </text:span><text:span text:style-name="T30">quedaría en esta dependencia por cual, </text:span><text:span text:style-name="T56">logísticamente, </text:span><text:span text:style-name="T30">quedaba sin efecto la misma.</text:span></text:p>
      <text:p text:style-name="P8"/>
      <text:p text:style-name="P7"><text:tab/>En junio precisamente el día <text:span text:style-name="T32">15 </text:span><text:span text:style-name="T60">le </text:span><text:span text:style-name="T32">env</text:span><text:span text:style-name="T60">íe</text:span><text:span text:style-name="T32">, por iniciativa propia, un correo electrónico al señor </text:span><text:span text:style-name="T52">S</text:span><text:span text:style-name="T32">ubjefe </text:span><text:span text:style-name="T52">de Policía de Montevideo,</text:span><text:span text:style-name="T32"> con la intención de </text:span><text:span text:style-name="T53">conocer</text:span><text:span text:style-name="T32">, </text:span><text:span text:style-name="T52">en base al</text:span><text:span text:style-name="T49"> actual</text:span><text:span text:style-name="T32"> estado funcional e incertidumbre </text:span><text:span text:style-name="T40">generada</text:span><text:span text:style-name="T32"> </text:span><text:span text:style-name="T52">en</text:span><text:span text:style-name="T32"> 6 meses <text:s/>sin tareas, </text:span><text:span text:style-name="T53">cuales serian los planes a futuro inmediato para </text:span><text:span text:style-name="T60">mi</text:span><text:span text:style-name="T53">,</text:span><text:span text:style-name="T32"> </text:span><text:span text:style-name="T34">del cual no tuve respuesta alguna. </text:span></text:p>
      <text:p text:style-name="P7"/>
      <text:p text:style-name="P18"><text:tab/>Los meses continuaron pasando <text:span text:style-name="T58">manteniendo situación </text:span><text:span text:style-name="T61">y </text:span><text:span text:style-name="T58">sumado a esto,</text:span> <text:span text:style-name="T57">recientemente</text:span> el <text:span text:style-name="T35">ex </text:span><text:span text:style-name="T54">J</text:span><text:span text:style-name="T35">efe del </text:span><text:span text:style-name="T54">Á</text:span><text:span text:style-name="T35">rea TIC </text:span><text:span text:style-name="T70">Comisario Mayor </text:span><text:span text:style-name="T71">(PE)</text:span><text:span text:style-name="T70"> Heber Garaza</text:span><text:span text:style-name="T35">,</text:span> <text:span text:style-name="T37">quien</text:span> <text:span text:style-name="T35">hab</text:span><text:span text:style-name="T69">r</text:span><text:span text:style-name="T35">ía manifestado</text:span> disconformidad <text:span text:style-name="T35">en cuanto, </text:span><text:span text:style-name="T64">a que </text:span><text:span text:style-name="T39">estuviera realizando tareas en la citada dependencia,</text:span><text:span text:style-name="T35"> </text:span><text:span text:style-name="T54">fue cesado como Jefe </text:span><text:span text:style-name="T35">de </text:span><text:span text:style-name="T61">la misma</text:span><text:span text:style-name="T35"> y </text:span><text:span text:style-name="T39">relevado</text:span><text:span text:style-name="T35"> por un Oficial Principal </text:span><text:span text:style-name="T45">del escalafón ejecutivo</text:span><text:span text:style-name="T35">. </text:span></text:p>
      <text:p text:style-name="P18"/>
      <text:p text:style-name="P19"><text:tab/>Días antes de conocerse el cese del mencionado Oficial Superior, mediante gestión <text:span text:style-name="T84">entre este y</text:span> con el Señor 2° Jefe de esta JZO, se me ordeno realizar la devolución del teléfono celular de servicio argumentándose que al no tener <text:soft-page-break/>personal a cargo <text:span text:style-name="T84">ni</text:span> tareas, no seria necesario que el dispositivo continuara en mi posesión. </text:p>
      <text:p text:style-name="P19"/>
      <text:p text:style-name="P23"><text:span text:style-name="T31"><text:tab/></text:span><text:span text:style-name="T72">Por otra parte </text:span><text:span text:style-name="T73">fu</text:span><text:span text:style-name="T74">i</text:span><text:span text:style-name="T72"> calificado </text:span><text:span text:style-name="T75">anualmente </text:span><text:span text:style-name="T76">con un puntaje de 82,5000 </text:span><text:span text:style-name="T77">sobre 150.000</text:span><text:span text:style-name="T76"> equivalente a un </text:span><text:span text:style-name="T72"><text:s/>“</text:span><text:span text:style-name="T78">BUEN RENDIMIENTO, ESPERABLE PARA EL CARGO”</text:span><text:span text:style-name="T72">, </text:span><text:span text:style-name="T76">que</text:span><text:span text:style-name="T72"> </text:span><text:span text:style-name="T79">desde </text:span><text:span text:style-name="T76">mi</text:span><text:span text:style-name="T80"> </text:span><text:span text:style-name="T79"><text:s/>perspectiva, </text:span><text:span text:style-name="T76">si bien no parece una mala calificación, </text:span><text:span text:style-name="T77">considero</text:span><text:span text:style-name="T76"> estar </text:span><text:span text:style-name="T77">preparado para </text:span><text:span text:style-name="T76">dar mucho mas </text:span><text:span text:style-name="T77">teniendo un destino acorde al grado y especialización </text:span><text:span text:style-name="T81">el cual</text:span><text:span text:style-name="T77"> ostento</text:span><text:span text:style-name="T72">.</text:span></text:p>
      <text:p text:style-name="P23"><text:span text:style-name="T72"/></text:p>
      <text:p text:style-name="P14"><text:tab/>Esta situación de <text:span text:style-name="T66">mantenerme durante </text:span>prácticamente<text:span text:style-name="T66"> 1 año cumpliendo horario, </text:span><text:s/><text:span text:style-name="T68">en esta JZO,</text:span> <text:span text:style-name="T68">l</text:span><text:span text:style-name="T82">o</text:span><text:span text:style-name="T68"> cual no es por decisión propia, </text:span>considero <text:span text:style-name="T68">me puede resultar perjudicial en un futuro cercano.</text:span></text:p>
      <text:p text:style-name="P14"/>
      <text:p text:style-name="P11"><text:span text:style-name="T38"><text:tab/>Por </text:span><text:span text:style-name="T45">lo anteriormente mencionad</text:span><text:span text:style-name="T65">o,</text:span><text:span text:style-name="T37"> </text:span><text:span text:style-name="T65">en base a</text:span><text:span text:style-name="T37"> como se han suscitado los hechos</text:span><text:span text:style-name="T66"> </text:span><text:span text:style-name="T67">me ha</text:span><text:span text:style-name="T65"> lle</text:span><text:span text:style-name="T67">va</text:span><text:span text:style-name="T65">do a </text:span><text:span text:style-name="T67">inferir</text:span><text:span text:style-name="T65"> </text:span><text:span text:style-name="T67">la</text:span><text:span text:style-name="T37"> no </text:span><text:span text:style-name="T65">posi</text:span><text:span text:style-name="T67">bilidad de un destino</text:span><text:span text:style-name="T37"> </text:span><text:span text:style-name="T62">acorde</text:span><text:span text:style-name="T37"> </text:span><text:span text:style-name="T50">en la Jefatura de Policía Montevideo </text:span><text:span text:style-name="T67">para subescalafón de apoyo al que pertenezco</text:span><text:span text:style-name="T62">, por lo cual, le solicito</text:span><text:span text:style-name="T38">, si así lo considera </text:span><text:span text:style-name="T46">pertinente,</text:span><text:span text:style-name="T38"> se deje sin efecto la comisión de servicio en esta y sea reintegrado a </text:span><text:span text:style-name="T62">mi</text:span><text:span text:style-name="T38"> unidad de origen.</text:span></text:p>
      <text:p text:style-name="P15"/>
      <text:p text:style-name="P17">Saluda a Usted atte.</text:p>
      <text:p text:style-name="P17"/>
      <text:p text:style-name="P16"><text:span text:style-name="T3"><text:tab/><text:tab/><text:tab/></text:span><text:span text:style-name="T48">Comisario (PT) (C/P) A/S </text:span></text:p>
      <text:p text:style-name="P16"><text:span text:style-name="T48"><text:tab/><text:tab/><text:tab/><text:tab/><text:tab/><text:tab/><text:tab/>Gustavo Rodríguez Russ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12:32:10.720000000</meta:creation-date>
    <dc:date>2021-12-01T12:28:49.910000000</dc:date>
    <meta:editing-duration>PT3H36M31S</meta:editing-duration>
    <meta:editing-cycles>84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19" meta:word-count="811" meta:character-count="4874" meta:non-whitespace-character-count="4048"/>
  </office:meta>
</office:document-meta>
</file>